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26pt"/>
    </style:style>
    <style:style style:name="co2" style:family="table-column">
      <style:table-column-properties fo:break-before="auto" style:column-width="65.9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nsfer-t2-g13-cleaned" table:style-name="ta1">
        <table:shapes>
          <draw:frame draw:z-index="0" draw:style-name="gr1" draw:text-style-name="P1" svg:width="457.43pt" svg:height="254.44pt" svg:x="328.71pt" svg:y="814.71pt">
            <loext:p draw:notify-on-update-of-ranges="'transfer-t2-g13-cleaned'.A2:'transfer-t2-g13-cleaned'.A101 'transfer-t2-g13-cleaned'.B2:'transfer-t2-g13-cleaned'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g (V)</text:p>
          </table:table-cell>
          <table:table-cell office:value-type="string" calcext:value-type="string">
            <text:p>Isd (I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562853" calcext:value-type="float">
            <text:p>5.62853E-05</text:p>
          </table:table-cell>
        </table:table-row>
        <table:table-row table:style-name="ro1">
          <table:table-cell office:value-type="float" office:value="4.00838" calcext:value-type="float">
            <text:p>4.00838</text:p>
          </table:table-cell>
          <table:table-cell office:value-type="float" office:value="0.0000602712" calcext:value-type="float">
            <text:p>6.02712E-05</text:p>
          </table:table-cell>
        </table:table-row>
        <table:table-row table:style-name="ro1">
          <table:table-cell office:value-type="float" office:value="4.01677" calcext:value-type="float">
            <text:p>4.01677</text:p>
          </table:table-cell>
          <table:table-cell office:value-type="float" office:value="0.0000645027" calcext:value-type="float">
            <text:p>6.45027E-05</text:p>
          </table:table-cell>
        </table:table-row>
        <table:table-row table:style-name="ro1">
          <table:table-cell office:value-type="float" office:value="4.02515" calcext:value-type="float">
            <text:p>4.02515</text:p>
          </table:table-cell>
          <table:table-cell office:value-type="float" office:value="0.0000690276" calcext:value-type="float">
            <text:p>6.90276E-05</text:p>
          </table:table-cell>
        </table:table-row>
        <table:table-row table:style-name="ro1">
          <table:table-cell office:value-type="float" office:value="4.03354" calcext:value-type="float">
            <text:p>4.03354</text:p>
          </table:table-cell>
          <table:table-cell office:value-type="float" office:value="0.000074043" calcext:value-type="float">
            <text:p>0.000074043</text:p>
          </table:table-cell>
        </table:table-row>
        <table:table-row table:style-name="ro1">
          <table:table-cell office:value-type="float" office:value="4.04192" calcext:value-type="float">
            <text:p>4.04192</text:p>
          </table:table-cell>
          <table:table-cell office:value-type="float" office:value="0.0000792309" calcext:value-type="float">
            <text:p>7.92309E-05</text:p>
          </table:table-cell>
        </table:table-row>
        <table:table-row table:style-name="ro1">
          <table:table-cell office:value-type="float" office:value="4.0503" calcext:value-type="float">
            <text:p>4.0503</text:p>
          </table:table-cell>
          <table:table-cell office:value-type="float" office:value="0.0000847827" calcext:value-type="float">
            <text:p>8.47827E-05</text:p>
          </table:table-cell>
        </table:table-row>
        <table:table-row table:style-name="ro1">
          <table:table-cell office:value-type="float" office:value="4.05869" calcext:value-type="float">
            <text:p>4.05869</text:p>
          </table:table-cell>
          <table:table-cell office:value-type="float" office:value="0.0000907067" calcext:value-type="float">
            <text:p>9.07067E-05</text:p>
          </table:table-cell>
        </table:table-row>
        <table:table-row table:style-name="ro1">
          <table:table-cell office:value-type="float" office:value="4.06707" calcext:value-type="float">
            <text:p>4.06707</text:p>
          </table:table-cell>
          <table:table-cell office:value-type="float" office:value="0.0000973002" calcext:value-type="float">
            <text:p>9.73002E-05</text:p>
          </table:table-cell>
        </table:table-row>
        <table:table-row table:style-name="ro1">
          <table:table-cell office:value-type="float" office:value="4.07545" calcext:value-type="float">
            <text:p>4.07545</text:p>
          </table:table-cell>
          <table:table-cell office:value-type="float" office:value="0.000104105" calcext:value-type="float">
            <text:p>0.000104105</text:p>
          </table:table-cell>
        </table:table-row>
        <table:table-row table:style-name="ro1">
          <table:table-cell office:value-type="float" office:value="4.08384" calcext:value-type="float">
            <text:p>4.08384</text:p>
          </table:table-cell>
          <table:table-cell office:value-type="float" office:value="0.000111402" calcext:value-type="float">
            <text:p>0.000111402</text:p>
          </table:table-cell>
        </table:table-row>
        <table:table-row table:style-name="ro1">
          <table:table-cell office:value-type="float" office:value="4.09222" calcext:value-type="float">
            <text:p>4.09222</text:p>
          </table:table-cell>
          <table:table-cell office:value-type="float" office:value="0.000119178" calcext:value-type="float">
            <text:p>0.000119178</text:p>
          </table:table-cell>
        </table:table-row>
        <table:table-row table:style-name="ro1">
          <table:table-cell office:value-type="float" office:value="4.10061" calcext:value-type="float">
            <text:p>4.10061</text:p>
          </table:table-cell>
          <table:table-cell office:value-type="float" office:value="0.000127837" calcext:value-type="float">
            <text:p>0.000127837</text:p>
          </table:table-cell>
        </table:table-row>
        <table:table-row table:style-name="ro1">
          <table:table-cell office:value-type="float" office:value="4.10899" calcext:value-type="float">
            <text:p>4.10899</text:p>
          </table:table-cell>
          <table:table-cell office:value-type="float" office:value="0.000136767" calcext:value-type="float">
            <text:p>0.000136767</text:p>
          </table:table-cell>
        </table:table-row>
        <table:table-row table:style-name="ro1">
          <table:table-cell office:value-type="float" office:value="4.11737" calcext:value-type="float">
            <text:p>4.11737</text:p>
          </table:table-cell>
          <table:table-cell office:value-type="float" office:value="0.000146328" calcext:value-type="float">
            <text:p>0.000146328</text:p>
          </table:table-cell>
        </table:table-row>
        <table:table-row table:style-name="ro1">
          <table:table-cell office:value-type="float" office:value="4.12576" calcext:value-type="float">
            <text:p>4.12576</text:p>
          </table:table-cell>
          <table:table-cell office:value-type="float" office:value="0.000156972" calcext:value-type="float">
            <text:p>0.000156972</text:p>
          </table:table-cell>
        </table:table-row>
        <table:table-row table:style-name="ro1">
          <table:table-cell office:value-type="float" office:value="4.13414" calcext:value-type="float">
            <text:p>4.13414</text:p>
          </table:table-cell>
          <table:table-cell office:value-type="float" office:value="0.000167935" calcext:value-type="float">
            <text:p>0.000167935</text:p>
          </table:table-cell>
        </table:table-row>
        <table:table-row table:style-name="ro1">
          <table:table-cell office:value-type="float" office:value="4.14253" calcext:value-type="float">
            <text:p>4.14253</text:p>
          </table:table-cell>
          <table:table-cell office:value-type="float" office:value="0.000179654" calcext:value-type="float">
            <text:p>0.000179654</text:p>
          </table:table-cell>
        </table:table-row>
        <table:table-row table:style-name="ro1">
          <table:table-cell office:value-type="float" office:value="4.15091" calcext:value-type="float">
            <text:p>4.15091</text:p>
          </table:table-cell>
          <table:table-cell office:value-type="float" office:value="0.000192189" calcext:value-type="float">
            <text:p>0.000192189</text:p>
          </table:table-cell>
        </table:table-row>
        <table:table-row table:style-name="ro1">
          <table:table-cell office:value-type="float" office:value="4.15929" calcext:value-type="float">
            <text:p>4.15929</text:p>
          </table:table-cell>
          <table:table-cell office:value-type="float" office:value="0.000206104" calcext:value-type="float">
            <text:p>0.000206104</text:p>
          </table:table-cell>
        </table:table-row>
        <table:table-row table:style-name="ro1">
          <table:table-cell office:value-type="float" office:value="4.16768" calcext:value-type="float">
            <text:p>4.16768</text:p>
          </table:table-cell>
          <table:table-cell office:value-type="float" office:value="0.000220472" calcext:value-type="float">
            <text:p>0.000220472</text:p>
          </table:table-cell>
        </table:table-row>
        <table:table-row table:style-name="ro1">
          <table:table-cell office:value-type="float" office:value="4.17606" calcext:value-type="float">
            <text:p>4.17606</text:p>
          </table:table-cell>
          <table:table-cell office:value-type="float" office:value="0.000235822" calcext:value-type="float">
            <text:p>0.000235822</text:p>
          </table:table-cell>
        </table:table-row>
        <table:table-row table:style-name="ro1">
          <table:table-cell office:value-type="float" office:value="4.18444" calcext:value-type="float">
            <text:p>4.18444</text:p>
          </table:table-cell>
          <table:table-cell office:value-type="float" office:value="0.00025226" calcext:value-type="float">
            <text:p>0.00025226</text:p>
          </table:table-cell>
        </table:table-row>
        <table:table-row table:style-name="ro1">
          <table:table-cell office:value-type="float" office:value="4.19283" calcext:value-type="float">
            <text:p>4.19283</text:p>
          </table:table-cell>
          <table:table-cell office:value-type="float" office:value="0.000270513" calcext:value-type="float">
            <text:p>0.000270513</text:p>
          </table:table-cell>
        </table:table-row>
        <table:table-row table:style-name="ro1">
          <table:table-cell office:value-type="float" office:value="4.20121" calcext:value-type="float">
            <text:p>4.20121</text:p>
          </table:table-cell>
          <table:table-cell office:value-type="float" office:value="0.000289351" calcext:value-type="float">
            <text:p>0.000289351</text:p>
          </table:table-cell>
        </table:table-row>
        <table:table-row table:style-name="ro1">
          <table:table-cell office:value-type="float" office:value="4.2096" calcext:value-type="float">
            <text:p>4.2096</text:p>
          </table:table-cell>
          <table:table-cell office:value-type="float" office:value="0.000309506" calcext:value-type="float">
            <text:p>0.000309506</text:p>
          </table:table-cell>
        </table:table-row>
        <table:table-row table:style-name="ro1">
          <table:table-cell office:value-type="float" office:value="4.21798" calcext:value-type="float">
            <text:p>4.21798</text:p>
          </table:table-cell>
          <table:table-cell office:value-type="float" office:value="0.000331873" calcext:value-type="float">
            <text:p>0.000331873</text:p>
          </table:table-cell>
        </table:table-row>
        <table:table-row table:style-name="ro1">
          <table:table-cell office:value-type="float" office:value="4.22636" calcext:value-type="float">
            <text:p>4.22636</text:p>
          </table:table-cell>
          <table:table-cell office:value-type="float" office:value="0.000354916" calcext:value-type="float">
            <text:p>0.000354916</text:p>
          </table:table-cell>
        </table:table-row>
        <table:table-row table:style-name="ro1">
          <table:table-cell office:value-type="float" office:value="4.23475" calcext:value-type="float">
            <text:p>4.23475</text:p>
          </table:table-cell>
          <table:table-cell office:value-type="float" office:value="0.000379536" calcext:value-type="float">
            <text:p>0.000379536</text:p>
          </table:table-cell>
        </table:table-row>
        <table:table-row table:style-name="ro1">
          <table:table-cell office:value-type="float" office:value="4.24313" calcext:value-type="float">
            <text:p>4.24313</text:p>
          </table:table-cell>
          <table:table-cell office:value-type="float" office:value="0.000405822" calcext:value-type="float">
            <text:p>0.000405822</text:p>
          </table:table-cell>
        </table:table-row>
        <table:table-row table:style-name="ro1">
          <table:table-cell office:value-type="float" office:value="4.25152" calcext:value-type="float">
            <text:p>4.25152</text:p>
          </table:table-cell>
          <table:table-cell office:value-type="float" office:value="0.000435063" calcext:value-type="float">
            <text:p>0.000435063</text:p>
          </table:table-cell>
        </table:table-row>
        <table:table-row table:style-name="ro1">
          <table:table-cell office:value-type="float" office:value="4.2599" calcext:value-type="float">
            <text:p>4.2599</text:p>
          </table:table-cell>
          <table:table-cell office:value-type="float" office:value="0.000465189" calcext:value-type="float">
            <text:p>0.000465189</text:p>
          </table:table-cell>
        </table:table-row>
        <table:table-row table:style-name="ro1">
          <table:table-cell office:value-type="float" office:value="4.26828" calcext:value-type="float">
            <text:p>4.26828</text:p>
          </table:table-cell>
          <table:table-cell office:value-type="float" office:value="0.000497377" calcext:value-type="float">
            <text:p>0.000497377</text:p>
          </table:table-cell>
        </table:table-row>
        <table:table-row table:style-name="ro1">
          <table:table-cell office:value-type="float" office:value="4.27667" calcext:value-type="float">
            <text:p>4.27667</text:p>
          </table:table-cell>
          <table:table-cell office:value-type="float" office:value="0.000531634" calcext:value-type="float">
            <text:p>0.000531634</text:p>
          </table:table-cell>
        </table:table-row>
        <table:table-row table:style-name="ro1">
          <table:table-cell office:value-type="float" office:value="4.28505" calcext:value-type="float">
            <text:p>4.28505</text:p>
          </table:table-cell>
          <table:table-cell office:value-type="float" office:value="0.000569753" calcext:value-type="float">
            <text:p>0.000569753</text:p>
          </table:table-cell>
        </table:table-row>
        <table:table-row table:style-name="ro1">
          <table:table-cell office:value-type="float" office:value="4.29343" calcext:value-type="float">
            <text:p>4.29343</text:p>
          </table:table-cell>
          <table:table-cell office:value-type="float" office:value="0.000609072" calcext:value-type="float">
            <text:p>0.000609072</text:p>
          </table:table-cell>
        </table:table-row>
        <table:table-row table:style-name="ro1">
          <table:table-cell office:value-type="float" office:value="4.30182" calcext:value-type="float">
            <text:p>4.30182</text:p>
          </table:table-cell>
          <table:table-cell office:value-type="float" office:value="0.000650974" calcext:value-type="float">
            <text:p>0.000650974</text:p>
          </table:table-cell>
        </table:table-row>
        <table:table-row table:style-name="ro1">
          <table:table-cell office:value-type="float" office:value="4.3102" calcext:value-type="float">
            <text:p>4.3102</text:p>
          </table:table-cell>
          <table:table-cell office:value-type="float" office:value="0.00069572" calcext:value-type="float">
            <text:p>0.00069572</text:p>
          </table:table-cell>
        </table:table-row>
        <table:table-row table:style-name="ro1">
          <table:table-cell office:value-type="float" office:value="4.31859" calcext:value-type="float">
            <text:p>4.31859</text:p>
          </table:table-cell>
          <table:table-cell office:value-type="float" office:value="0.00074536" calcext:value-type="float">
            <text:p>0.00074536</text:p>
          </table:table-cell>
        </table:table-row>
        <table:table-row table:style-name="ro1">
          <table:table-cell office:value-type="float" office:value="4.32697" calcext:value-type="float">
            <text:p>4.32697</text:p>
          </table:table-cell>
          <table:table-cell office:value-type="float" office:value="0.000796389" calcext:value-type="float">
            <text:p>0.000796389</text:p>
          </table:table-cell>
        </table:table-row>
        <table:table-row table:style-name="ro1">
          <table:table-cell office:value-type="float" office:value="4.33535" calcext:value-type="float">
            <text:p>4.33535</text:p>
          </table:table-cell>
          <table:table-cell office:value-type="float" office:value="0.000850833" calcext:value-type="float">
            <text:p>0.000850833</text:p>
          </table:table-cell>
        </table:table-row>
        <table:table-row table:style-name="ro1">
          <table:table-cell office:value-type="float" office:value="4.34374" calcext:value-type="float">
            <text:p>4.34374</text:p>
          </table:table-cell>
          <table:table-cell office:value-type="float" office:value="0.00091118" calcext:value-type="float">
            <text:p>0.00091118</text:p>
          </table:table-cell>
        </table:table-row>
        <table:table-row table:style-name="ro1">
          <table:table-cell office:value-type="float" office:value="4.35212" calcext:value-type="float">
            <text:p>4.35212</text:p>
          </table:table-cell>
          <table:table-cell office:value-type="float" office:value="0.000973362" calcext:value-type="float">
            <text:p>0.000973362</text:p>
          </table:table-cell>
        </table:table-row>
        <table:table-row table:style-name="ro1">
          <table:table-cell office:value-type="float" office:value="4.36051" calcext:value-type="float">
            <text:p>4.36051</text:p>
          </table:table-cell>
          <table:table-cell office:value-type="float" office:value="0.00104041" calcext:value-type="float">
            <text:p>0.00104041</text:p>
          </table:table-cell>
        </table:table-row>
        <table:table-row table:style-name="ro1">
          <table:table-cell office:value-type="float" office:value="4.36889" calcext:value-type="float">
            <text:p>4.36889</text:p>
          </table:table-cell>
          <table:table-cell office:value-type="float" office:value="0.00111103" calcext:value-type="float">
            <text:p>0.00111103</text:p>
          </table:table-cell>
        </table:table-row>
        <table:table-row table:style-name="ro1">
          <table:table-cell office:value-type="float" office:value="4.37727" calcext:value-type="float">
            <text:p>4.37727</text:p>
          </table:table-cell>
          <table:table-cell office:value-type="float" office:value="0.00118931" calcext:value-type="float">
            <text:p>0.00118931</text:p>
          </table:table-cell>
        </table:table-row>
        <table:table-row table:style-name="ro1">
          <table:table-cell office:value-type="float" office:value="4.38566" calcext:value-type="float">
            <text:p>4.38566</text:p>
          </table:table-cell>
          <table:table-cell office:value-type="float" office:value="0.0012697" calcext:value-type="float">
            <text:p>0.0012697</text:p>
          </table:table-cell>
        </table:table-row>
        <table:table-row table:style-name="ro1">
          <table:table-cell office:value-type="float" office:value="4.39404" calcext:value-type="float">
            <text:p>4.39404</text:p>
          </table:table-cell>
          <table:table-cell office:value-type="float" office:value="0.00135549" calcext:value-type="float">
            <text:p>0.00135549</text:p>
          </table:table-cell>
        </table:table-row>
        <table:table-row table:style-name="ro1">
          <table:table-cell office:value-type="float" office:value="4.40242" calcext:value-type="float">
            <text:p>4.40242</text:p>
          </table:table-cell>
          <table:table-cell office:value-type="float" office:value="0.00144667" calcext:value-type="float">
            <text:p>0.00144667</text:p>
          </table:table-cell>
        </table:table-row>
        <table:table-row table:style-name="ro1">
          <table:table-cell office:value-type="float" office:value="4.41081" calcext:value-type="float">
            <text:p>4.41081</text:p>
          </table:table-cell>
          <table:table-cell office:value-type="float" office:value="0.00154779" calcext:value-type="float">
            <text:p>0.00154779</text:p>
          </table:table-cell>
        </table:table-row>
        <table:table-row table:style-name="ro1">
          <table:table-cell office:value-type="float" office:value="4.41919" calcext:value-type="float">
            <text:p>4.41919</text:p>
          </table:table-cell>
          <table:table-cell office:value-type="float" office:value="0.00165149" calcext:value-type="float">
            <text:p>0.00165149</text:p>
          </table:table-cell>
        </table:table-row>
        <table:table-row table:style-name="ro1">
          <table:table-cell office:value-type="float" office:value="4.42758" calcext:value-type="float">
            <text:p>4.42758</text:p>
          </table:table-cell>
          <table:table-cell office:value-type="float" office:value="0.00176182" calcext:value-type="float">
            <text:p>0.00176182</text:p>
          </table:table-cell>
        </table:table-row>
        <table:table-row table:style-name="ro1">
          <table:table-cell office:value-type="float" office:value="4.43596" calcext:value-type="float">
            <text:p>4.43596</text:p>
          </table:table-cell>
          <table:table-cell office:value-type="float" office:value="0.00188397" calcext:value-type="float">
            <text:p>0.00188397</text:p>
          </table:table-cell>
        </table:table-row>
        <table:table-row table:style-name="ro1">
          <table:table-cell office:value-type="float" office:value="4.44434" calcext:value-type="float">
            <text:p>4.44434</text:p>
          </table:table-cell>
          <table:table-cell office:value-type="float" office:value="0.00200934" calcext:value-type="float">
            <text:p>0.00200934</text:p>
          </table:table-cell>
        </table:table-row>
        <table:table-row table:style-name="ro1">
          <table:table-cell office:value-type="float" office:value="4.45273" calcext:value-type="float">
            <text:p>4.45273</text:p>
          </table:table-cell>
          <table:table-cell office:value-type="float" office:value="0.00214241" calcext:value-type="float">
            <text:p>0.00214241</text:p>
          </table:table-cell>
        </table:table-row>
        <table:table-row table:style-name="ro1">
          <table:table-cell office:value-type="float" office:value="4.46111" calcext:value-type="float">
            <text:p>4.46111</text:p>
          </table:table-cell>
          <table:table-cell office:value-type="float" office:value="0.00228367" calcext:value-type="float">
            <text:p>0.00228367</text:p>
          </table:table-cell>
        </table:table-row>
        <table:table-row table:style-name="ro1">
          <table:table-cell office:value-type="float" office:value="4.46949" calcext:value-type="float">
            <text:p>4.46949</text:p>
          </table:table-cell>
          <table:table-cell office:value-type="float" office:value="0.00243992" calcext:value-type="float">
            <text:p>0.00243992</text:p>
          </table:table-cell>
        </table:table-row>
        <table:table-row table:style-name="ro1">
          <table:table-cell office:value-type="float" office:value="4.47788" calcext:value-type="float">
            <text:p>4.47788</text:p>
          </table:table-cell>
          <table:table-cell office:value-type="float" office:value="0.00260011" calcext:value-type="float">
            <text:p>0.00260011</text:p>
          </table:table-cell>
        </table:table-row>
        <table:table-row table:style-name="ro1">
          <table:table-cell office:value-type="float" office:value="4.48626" calcext:value-type="float">
            <text:p>4.48626</text:p>
          </table:table-cell>
          <table:table-cell office:value-type="float" office:value="0.00277" calcext:value-type="float">
            <text:p>0.00277</text:p>
          </table:table-cell>
        </table:table-row>
        <table:table-row table:style-name="ro1">
          <table:table-cell office:value-type="float" office:value="4.49465" calcext:value-type="float">
            <text:p>4.49465</text:p>
          </table:table-cell>
          <table:table-cell office:value-type="float" office:value="0.00294973" calcext:value-type="float">
            <text:p>0.00294973</text:p>
          </table:table-cell>
        </table:table-row>
        <table:table-row table:style-name="ro1">
          <table:table-cell office:value-type="float" office:value="4.50303" calcext:value-type="float">
            <text:p>4.50303</text:p>
          </table:table-cell>
          <table:table-cell office:value-type="float" office:value="0.00314912" calcext:value-type="float">
            <text:p>0.00314912</text:p>
          </table:table-cell>
        </table:table-row>
        <table:table-row table:style-name="ro1">
          <table:table-cell office:value-type="float" office:value="4.51141" calcext:value-type="float">
            <text:p>4.51141</text:p>
          </table:table-cell>
          <table:table-cell office:value-type="float" office:value="0.00335284" calcext:value-type="float">
            <text:p>0.00335284</text:p>
          </table:table-cell>
        </table:table-row>
        <table:table-row table:style-name="ro1">
          <table:table-cell office:value-type="float" office:value="4.5198" calcext:value-type="float">
            <text:p>4.5198</text:p>
          </table:table-cell>
          <table:table-cell office:value-type="float" office:value="0.00356889" calcext:value-type="float">
            <text:p>0.00356889</text:p>
          </table:table-cell>
        </table:table-row>
        <table:table-row table:style-name="ro1">
          <table:table-cell office:value-type="float" office:value="4.52818" calcext:value-type="float">
            <text:p>4.52818</text:p>
          </table:table-cell>
          <table:table-cell office:value-type="float" office:value="0.00379741" calcext:value-type="float">
            <text:p>0.00379741</text:p>
          </table:table-cell>
        </table:table-row>
        <table:table-row table:style-name="ro1">
          <table:table-cell office:value-type="float" office:value="4.53657" calcext:value-type="float">
            <text:p>4.53657</text:p>
          </table:table-cell>
          <table:table-cell office:value-type="float" office:value="0.00404987" calcext:value-type="float">
            <text:p>0.00404987</text:p>
          </table:table-cell>
        </table:table-row>
        <table:table-row table:style-name="ro1">
          <table:table-cell office:value-type="float" office:value="4.54495" calcext:value-type="float">
            <text:p>4.54495</text:p>
          </table:table-cell>
          <table:table-cell office:value-type="float" office:value="0.00430718" calcext:value-type="float">
            <text:p>0.00430718</text:p>
          </table:table-cell>
        </table:table-row>
        <table:table-row table:style-name="ro1">
          <table:table-cell office:value-type="float" office:value="4.55333" calcext:value-type="float">
            <text:p>4.55333</text:p>
          </table:table-cell>
          <table:table-cell office:value-type="float" office:value="0.00457934" calcext:value-type="float">
            <text:p>0.00457934</text:p>
          </table:table-cell>
        </table:table-row>
        <table:table-row table:style-name="ro1">
          <table:table-cell office:value-type="float" office:value="4.56172" calcext:value-type="float">
            <text:p>4.56172</text:p>
          </table:table-cell>
          <table:table-cell office:value-type="float" office:value="0.00487984" calcext:value-type="float">
            <text:p>0.00487984</text:p>
          </table:table-cell>
        </table:table-row>
        <table:table-row table:style-name="ro1">
          <table:table-cell office:value-type="float" office:value="4.5701" calcext:value-type="float">
            <text:p>4.5701</text:p>
          </table:table-cell>
          <table:table-cell office:value-type="float" office:value="0.00518613" calcext:value-type="float">
            <text:p>0.00518613</text:p>
          </table:table-cell>
        </table:table-row>
        <table:table-row table:style-name="ro1">
          <table:table-cell office:value-type="float" office:value="4.57848" calcext:value-type="float">
            <text:p>4.57848</text:p>
          </table:table-cell>
          <table:table-cell office:value-type="float" office:value="0.00550867" calcext:value-type="float">
            <text:p>0.00550867</text:p>
          </table:table-cell>
        </table:table-row>
        <table:table-row table:style-name="ro1">
          <table:table-cell office:value-type="float" office:value="4.58687" calcext:value-type="float">
            <text:p>4.58687</text:p>
          </table:table-cell>
          <table:table-cell office:value-type="float" office:value="0.00585097" calcext:value-type="float">
            <text:p>0.00585097</text:p>
          </table:table-cell>
        </table:table-row>
        <table:table-row table:style-name="ro1">
          <table:table-cell office:value-type="float" office:value="4.59525" calcext:value-type="float">
            <text:p>4.59525</text:p>
          </table:table-cell>
          <table:table-cell office:value-type="float" office:value="0.00622671" calcext:value-type="float">
            <text:p>0.00622671</text:p>
          </table:table-cell>
        </table:table-row>
        <table:table-row table:style-name="ro1">
          <table:table-cell office:value-type="float" office:value="4.60364" calcext:value-type="float">
            <text:p>4.60364</text:p>
          </table:table-cell>
          <table:table-cell office:value-type="float" office:value="0.00660936" calcext:value-type="float">
            <text:p>0.00660936</text:p>
          </table:table-cell>
        </table:table-row>
        <table:table-row table:style-name="ro1">
          <table:table-cell office:value-type="float" office:value="4.61202" calcext:value-type="float">
            <text:p>4.61202</text:p>
          </table:table-cell>
          <table:table-cell office:value-type="float" office:value="0.00701347" calcext:value-type="float">
            <text:p>0.00701347</text:p>
          </table:table-cell>
        </table:table-row>
        <table:table-row table:style-name="ro1">
          <table:table-cell office:value-type="float" office:value="4.6204" calcext:value-type="float">
            <text:p>4.6204</text:p>
          </table:table-cell>
          <table:table-cell office:value-type="float" office:value="0.00743935" calcext:value-type="float">
            <text:p>0.00743935</text:p>
          </table:table-cell>
        </table:table-row>
        <table:table-row table:style-name="ro1">
          <table:table-cell office:value-type="float" office:value="4.62879" calcext:value-type="float">
            <text:p>4.62879</text:p>
          </table:table-cell>
          <table:table-cell office:value-type="float" office:value="0.00790734" calcext:value-type="float">
            <text:p>0.00790734</text:p>
          </table:table-cell>
        </table:table-row>
        <table:table-row table:style-name="ro1">
          <table:table-cell office:value-type="float" office:value="4.63717" calcext:value-type="float">
            <text:p>4.63717</text:p>
          </table:table-cell>
          <table:table-cell office:value-type="float" office:value="0.00838157" calcext:value-type="float">
            <text:p>0.00838157</text:p>
          </table:table-cell>
        </table:table-row>
        <table:table-row table:style-name="ro1">
          <table:table-cell office:value-type="float" office:value="4.64556" calcext:value-type="float">
            <text:p>4.64556</text:p>
          </table:table-cell>
          <table:table-cell office:value-type="float" office:value="0.00888119" calcext:value-type="float">
            <text:p>0.00888119</text:p>
          </table:table-cell>
        </table:table-row>
        <table:table-row table:style-name="ro1">
          <table:table-cell office:value-type="float" office:value="4.65394" calcext:value-type="float">
            <text:p>4.65394</text:p>
          </table:table-cell>
          <table:table-cell office:value-type="float" office:value="0.00940461" calcext:value-type="float">
            <text:p>0.00940461</text:p>
          </table:table-cell>
        </table:table-row>
        <table:table-row table:style-name="ro1">
          <table:table-cell office:value-type="float" office:value="4.66232" calcext:value-type="float">
            <text:p>4.66232</text:p>
          </table:table-cell>
          <table:table-cell office:value-type="float" office:value="0.00998121" calcext:value-type="float">
            <text:p>0.00998121</text:p>
          </table:table-cell>
        </table:table-row>
        <table:table-row table:style-name="ro1">
          <table:table-cell office:value-type="float" office:value="4.67071" calcext:value-type="float">
            <text:p>4.67071</text:p>
          </table:table-cell>
          <table:table-cell office:value-type="float" office:value="0.0105619" calcext:value-type="float">
            <text:p>0.0105619</text:p>
          </table:table-cell>
        </table:table-row>
        <table:table-row table:style-name="ro1">
          <table:table-cell office:value-type="float" office:value="4.67909" calcext:value-type="float">
            <text:p>4.67909</text:p>
          </table:table-cell>
          <table:table-cell office:value-type="float" office:value="0.0111758" calcext:value-type="float">
            <text:p>0.0111758</text:p>
          </table:table-cell>
        </table:table-row>
        <table:table-row table:style-name="ro1">
          <table:table-cell office:value-type="float" office:value="4.68747" calcext:value-type="float">
            <text:p>4.68747</text:p>
          </table:table-cell>
          <table:table-cell office:value-type="float" office:value="0.0118445" calcext:value-type="float">
            <text:p>0.0118445</text:p>
          </table:table-cell>
        </table:table-row>
        <table:table-row table:style-name="ro1">
          <table:table-cell office:value-type="float" office:value="4.69586" calcext:value-type="float">
            <text:p>4.69586</text:p>
          </table:table-cell>
          <table:table-cell office:value-type="float" office:value="0.012522" calcext:value-type="float">
            <text:p>0.012522</text:p>
          </table:table-cell>
        </table:table-row>
        <table:table-row table:style-name="ro1">
          <table:table-cell office:value-type="float" office:value="4.70424" calcext:value-type="float">
            <text:p>4.70424</text:p>
          </table:table-cell>
          <table:table-cell office:value-type="float" office:value="0.0132306" calcext:value-type="float">
            <text:p>0.0132306</text:p>
          </table:table-cell>
        </table:table-row>
        <table:table-row table:style-name="ro1">
          <table:table-cell office:value-type="float" office:value="4.71263" calcext:value-type="float">
            <text:p>4.71263</text:p>
          </table:table-cell>
          <table:table-cell office:value-type="float" office:value="0.0139747" calcext:value-type="float">
            <text:p>0.0139747</text:p>
          </table:table-cell>
        </table:table-row>
        <table:table-row table:style-name="ro1">
          <table:table-cell office:value-type="float" office:value="4.72101" calcext:value-type="float">
            <text:p>4.72101</text:p>
          </table:table-cell>
          <table:table-cell office:value-type="float" office:value="0.0147844" calcext:value-type="float">
            <text:p>0.0147844</text:p>
          </table:table-cell>
        </table:table-row>
        <table:table-row table:style-name="ro1">
          <table:table-cell office:value-type="float" office:value="4.72939" calcext:value-type="float">
            <text:p>4.72939</text:p>
          </table:table-cell>
          <table:table-cell office:value-type="float" office:value="0.0156004" calcext:value-type="float">
            <text:p>0.0156004</text:p>
          </table:table-cell>
        </table:table-row>
        <table:table-row table:style-name="ro1">
          <table:table-cell office:value-type="float" office:value="4.73778" calcext:value-type="float">
            <text:p>4.73778</text:p>
          </table:table-cell>
          <table:table-cell office:value-type="float" office:value="0.0164598" calcext:value-type="float">
            <text:p>0.0164598</text:p>
          </table:table-cell>
        </table:table-row>
        <table:table-row table:style-name="ro1">
          <table:table-cell office:value-type="float" office:value="4.74616" calcext:value-type="float">
            <text:p>4.74616</text:p>
          </table:table-cell>
          <table:table-cell office:value-type="float" office:value="0.0173524" calcext:value-type="float">
            <text:p>0.0173524</text:p>
          </table:table-cell>
        </table:table-row>
        <table:table-row table:style-name="ro1">
          <table:table-cell office:value-type="float" office:value="4.75455" calcext:value-type="float">
            <text:p>4.75455</text:p>
          </table:table-cell>
          <table:table-cell office:value-type="float" office:value="0.0183222" calcext:value-type="float">
            <text:p>0.0183222</text:p>
          </table:table-cell>
        </table:table-row>
        <table:table-row table:style-name="ro1">
          <table:table-cell office:value-type="float" office:value="4.76293" calcext:value-type="float">
            <text:p>4.76293</text:p>
          </table:table-cell>
          <table:table-cell office:value-type="float" office:value="0.0192985" calcext:value-type="float">
            <text:p>0.0192985</text:p>
          </table:table-cell>
        </table:table-row>
        <table:table-row table:style-name="ro1">
          <table:table-cell office:value-type="float" office:value="4.77131" calcext:value-type="float">
            <text:p>4.77131</text:p>
          </table:table-cell>
          <table:table-cell office:value-type="float" office:value="0.0203178" calcext:value-type="float">
            <text:p>0.0203178</text:p>
          </table:table-cell>
        </table:table-row>
        <table:table-row table:style-name="ro1">
          <table:table-cell office:value-type="float" office:value="4.7797" calcext:value-type="float">
            <text:p>4.7797</text:p>
          </table:table-cell>
          <table:table-cell office:value-type="float" office:value="0.0214237" calcext:value-type="float">
            <text:p>0.0214237</text:p>
          </table:table-cell>
        </table:table-row>
        <table:table-row table:style-name="ro1">
          <table:table-cell office:value-type="float" office:value="4.78808" calcext:value-type="float">
            <text:p>4.78808</text:p>
          </table:table-cell>
          <table:table-cell office:value-type="float" office:value="0.0225301" calcext:value-type="float">
            <text:p>0.0225301</text:p>
          </table:table-cell>
        </table:table-row>
        <table:table-row table:style-name="ro1">
          <table:table-cell office:value-type="float" office:value="4.79646" calcext:value-type="float">
            <text:p>4.79646</text:p>
          </table:table-cell>
          <table:table-cell office:value-type="float" office:value="0.0236854" calcext:value-type="float">
            <text:p>0.0236854</text:p>
          </table:table-cell>
        </table:table-row>
        <table:table-row table:style-name="ro1">
          <table:table-cell office:value-type="float" office:value="4.80485" calcext:value-type="float">
            <text:p>4.80485</text:p>
          </table:table-cell>
          <table:table-cell office:value-type="float" office:value="0.0248805" calcext:value-type="float">
            <text:p>0.0248805</text:p>
          </table:table-cell>
        </table:table-row>
        <table:table-row table:style-name="ro1">
          <table:table-cell office:value-type="float" office:value="4.81323" calcext:value-type="float">
            <text:p>4.81323</text:p>
          </table:table-cell>
          <table:table-cell office:value-type="float" office:value="0.0261738" calcext:value-type="float">
            <text:p>0.0261738</text:p>
          </table:table-cell>
        </table:table-row>
        <table:table-row table:style-name="ro1">
          <table:table-cell office:value-type="float" office:value="4.82162" calcext:value-type="float">
            <text:p>4.82162</text:p>
          </table:table-cell>
          <table:table-cell office:value-type="float" office:value="0.0274628" calcext:value-type="float">
            <text:p>0.0274628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0288064" calcext:value-type="float">
            <text:p>0.0288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19:21:28.4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6-10-16T19:33:53.029000000</dc:date>
    <meta:editing-duration>PT19M23S</meta:editing-duration>
    <meta:editing-cycles>2</meta:editing-cycles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38cm" svg:height="8.977cm" xlink:href=".." xlink:type="simple" chart:class="chart:scatter" chart:style-name="ch1">
        <chart:title svg:x="3.448cm" svg:y="0.315cm" chart:style-name="ch2">
          <text:p>Antrojo trazistoriaus perdavimų charakteristikos</text:p>
        </chart:title>
        <chart:legend chart:legend-position="end" svg:x="11.169cm" svg:y="3.914cm" style:legend-expansion="high" chart:style-name="ch3"/>
        <chart:plot-area chart:style-name="ch4" table:cell-range-address="'transfer-t2-g13-cleaned'.A2:'transfer-t2-g13-cleaned'.B101" svg:x="1.36cm" svg:y="1.273cm" svg:width="9.487cm" svg:height="6.517cm">
          <chartooo:coordinate-region svg:x="2.458cm" svg:y="1.485cm" svg:width="8.149cm" svg:height="5.632cm"/>
          <chart:axis chart:dimension="x" chart:name="primary-x" chart:style-name="ch5">
            <chart:title svg:x="5.741cm" svg:y="7.97cm" chart:style-name="ch6">
              <text:p>V_U</text:p>
            </chart:title>
          </chart:axis>
          <chart:axis chart:dimension="y" chart:name="primary-y" chart:style-name="ch5">
            <chart:title svg:x="0.451cm" svg:y="4.826cm" chart:style-name="ch7">
              <text:p>I_S</text:p>
            </chart:title>
            <chart:grid chart:style-name="ch8" chart:class="major"/>
          </chart:axis>
          <chart:series chart:style-name="ch9" chart:values-cell-range-address="'transfer-t2-g13-cleaned'.B2:'transfer-t2-g13-cleaned'.B101" chart:class="chart:scatter">
            <chart:domain table:cell-range-address="'transfer-t2-g13-cleaned'.A2:'transfer-t2-g13-cleaned'.A101"/>
            <chart:regression-curve chart:style-name="ch10">
              <chart:equation chart:display-equation="true" chart:display-r-square="true"/>
            </chart:regression-curve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transfer-t2-g13-cleaned'.A2:'transfer-t2-g13-cleaned'.A101</svg:desc>
                </draw:g>
              </table:table-cell>
              <table:table-cell office:value-type="float" office:value="0.0000562853">
                <text:p>0.0000562853</text:p>
                <draw:g>
                  <svg:desc>'transfer-t2-g13-cleaned'.B2:'transfer-t2-g13-cleaned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0838">
                <text:p>4.00838</text:p>
              </table:table-cell>
              <table:table-cell office:value-type="float" office:value="0.0000602712">
                <text:p>0.0000602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1677">
                <text:p>4.01677</text:p>
              </table:table-cell>
              <table:table-cell office:value-type="float" office:value="0.0000645027">
                <text:p>0.0000645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515">
                <text:p>4.02515</text:p>
              </table:table-cell>
              <table:table-cell office:value-type="float" office:value="0.0000690276">
                <text:p>0.0000690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3354">
                <text:p>4.03354</text:p>
              </table:table-cell>
              <table:table-cell office:value-type="float" office:value="0.000074043">
                <text:p>0.000074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4192">
                <text:p>4.04192</text:p>
              </table:table-cell>
              <table:table-cell office:value-type="float" office:value="0.0000792309">
                <text:p>0.0000792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503">
                <text:p>4.0503</text:p>
              </table:table-cell>
              <table:table-cell office:value-type="float" office:value="0.0000847827">
                <text:p>0.0000847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5869">
                <text:p>4.05869</text:p>
              </table:table-cell>
              <table:table-cell office:value-type="float" office:value="0.0000907067">
                <text:p>0.0000907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6707">
                <text:p>4.06707</text:p>
              </table:table-cell>
              <table:table-cell office:value-type="float" office:value="0.0000973002">
                <text:p>0.0000973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7545">
                <text:p>4.07545</text:p>
              </table:table-cell>
              <table:table-cell office:value-type="float" office:value="0.000104105">
                <text:p>0.000104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8384">
                <text:p>4.08384</text:p>
              </table:table-cell>
              <table:table-cell office:value-type="float" office:value="0.000111402">
                <text:p>0.000111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9222">
                <text:p>4.09222</text:p>
              </table:table-cell>
              <table:table-cell office:value-type="float" office:value="0.000119178">
                <text:p>0.000119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0061">
                <text:p>4.10061</text:p>
              </table:table-cell>
              <table:table-cell office:value-type="float" office:value="0.000127837">
                <text:p>0.000127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0899">
                <text:p>4.10899</text:p>
              </table:table-cell>
              <table:table-cell office:value-type="float" office:value="0.000136767">
                <text:p>0.000136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1737">
                <text:p>4.11737</text:p>
              </table:table-cell>
              <table:table-cell office:value-type="float" office:value="0.000146328">
                <text:p>0.000146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2576">
                <text:p>4.12576</text:p>
              </table:table-cell>
              <table:table-cell office:value-type="float" office:value="0.000156972">
                <text:p>0.000156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3414">
                <text:p>4.13414</text:p>
              </table:table-cell>
              <table:table-cell office:value-type="float" office:value="0.000167935">
                <text:p>0.000167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4253">
                <text:p>4.14253</text:p>
              </table:table-cell>
              <table:table-cell office:value-type="float" office:value="0.000179654">
                <text:p>0.000179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15091">
                <text:p>4.15091</text:p>
              </table:table-cell>
              <table:table-cell office:value-type="float" office:value="0.000192189">
                <text:p>0.000192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5929">
                <text:p>4.15929</text:p>
              </table:table-cell>
              <table:table-cell office:value-type="float" office:value="0.000206104">
                <text:p>0.000206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6768">
                <text:p>4.16768</text:p>
              </table:table-cell>
              <table:table-cell office:value-type="float" office:value="0.000220472">
                <text:p>0.000220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17606">
                <text:p>4.17606</text:p>
              </table:table-cell>
              <table:table-cell office:value-type="float" office:value="0.000235822">
                <text:p>0.0002358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18444">
                <text:p>4.18444</text:p>
              </table:table-cell>
              <table:table-cell office:value-type="float" office:value="0.00025226">
                <text:p>0.000252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9283">
                <text:p>4.19283</text:p>
              </table:table-cell>
              <table:table-cell office:value-type="float" office:value="0.000270513">
                <text:p>0.0002705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0121">
                <text:p>4.20121</text:p>
              </table:table-cell>
              <table:table-cell office:value-type="float" office:value="0.000289351">
                <text:p>0.000289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096">
                <text:p>4.2096</text:p>
              </table:table-cell>
              <table:table-cell office:value-type="float" office:value="0.000309506">
                <text:p>0.0003095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1798">
                <text:p>4.21798</text:p>
              </table:table-cell>
              <table:table-cell office:value-type="float" office:value="0.000331873">
                <text:p>0.000331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22636">
                <text:p>4.22636</text:p>
              </table:table-cell>
              <table:table-cell office:value-type="float" office:value="0.000354916">
                <text:p>0.000354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3475">
                <text:p>4.23475</text:p>
              </table:table-cell>
              <table:table-cell office:value-type="float" office:value="0.000379536">
                <text:p>0.000379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24313">
                <text:p>4.24313</text:p>
              </table:table-cell>
              <table:table-cell office:value-type="float" office:value="0.000405822">
                <text:p>0.0004058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25152">
                <text:p>4.25152</text:p>
              </table:table-cell>
              <table:table-cell office:value-type="float" office:value="0.000435063">
                <text:p>0.0004350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599">
                <text:p>4.2599</text:p>
              </table:table-cell>
              <table:table-cell office:value-type="float" office:value="0.000465189">
                <text:p>0.000465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6828">
                <text:p>4.26828</text:p>
              </table:table-cell>
              <table:table-cell office:value-type="float" office:value="0.000497377">
                <text:p>0.0004973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7667">
                <text:p>4.27667</text:p>
              </table:table-cell>
              <table:table-cell office:value-type="float" office:value="0.000531634">
                <text:p>0.000531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8505">
                <text:p>4.28505</text:p>
              </table:table-cell>
              <table:table-cell office:value-type="float" office:value="0.000569753">
                <text:p>0.0005697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9343">
                <text:p>4.29343</text:p>
              </table:table-cell>
              <table:table-cell office:value-type="float" office:value="0.000609072">
                <text:p>0.000609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0182">
                <text:p>4.30182</text:p>
              </table:table-cell>
              <table:table-cell office:value-type="float" office:value="0.000650974">
                <text:p>0.000650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3102">
                <text:p>4.3102</text:p>
              </table:table-cell>
              <table:table-cell office:value-type="float" office:value="0.00069572">
                <text:p>0.000695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31859">
                <text:p>4.31859</text:p>
              </table:table-cell>
              <table:table-cell office:value-type="float" office:value="0.00074536">
                <text:p>0.00074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2697">
                <text:p>4.32697</text:p>
              </table:table-cell>
              <table:table-cell office:value-type="float" office:value="0.000796389">
                <text:p>0.0007963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3535">
                <text:p>4.33535</text:p>
              </table:table-cell>
              <table:table-cell office:value-type="float" office:value="0.000850833">
                <text:p>0.0008508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34374">
                <text:p>4.34374</text:p>
              </table:table-cell>
              <table:table-cell office:value-type="float" office:value="0.00091118">
                <text:p>0.00091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5212">
                <text:p>4.35212</text:p>
              </table:table-cell>
              <table:table-cell office:value-type="float" office:value="0.000973362">
                <text:p>0.0009733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6051">
                <text:p>4.36051</text:p>
              </table:table-cell>
              <table:table-cell office:value-type="float" office:value="0.00104041">
                <text:p>0.001040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36889">
                <text:p>4.36889</text:p>
              </table:table-cell>
              <table:table-cell office:value-type="float" office:value="0.00111103">
                <text:p>0.001111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37727">
                <text:p>4.37727</text:p>
              </table:table-cell>
              <table:table-cell office:value-type="float" office:value="0.00118931">
                <text:p>0.001189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38566">
                <text:p>4.38566</text:p>
              </table:table-cell>
              <table:table-cell office:value-type="float" office:value="0.0012697">
                <text:p>0.0012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9404">
                <text:p>4.39404</text:p>
              </table:table-cell>
              <table:table-cell office:value-type="float" office:value="0.00135549">
                <text:p>0.001355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0242">
                <text:p>4.40242</text:p>
              </table:table-cell>
              <table:table-cell office:value-type="float" office:value="0.00144667">
                <text:p>0.00144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41081">
                <text:p>4.41081</text:p>
              </table:table-cell>
              <table:table-cell office:value-type="float" office:value="0.00154779">
                <text:p>0.001547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1919">
                <text:p>4.41919</text:p>
              </table:table-cell>
              <table:table-cell office:value-type="float" office:value="0.00165149">
                <text:p>0.00165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2758">
                <text:p>4.42758</text:p>
              </table:table-cell>
              <table:table-cell office:value-type="float" office:value="0.00176182">
                <text:p>0.00176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3596">
                <text:p>4.43596</text:p>
              </table:table-cell>
              <table:table-cell office:value-type="float" office:value="0.00188397">
                <text:p>0.00188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44434">
                <text:p>4.44434</text:p>
              </table:table-cell>
              <table:table-cell office:value-type="float" office:value="0.00200934">
                <text:p>0.002009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45273">
                <text:p>4.45273</text:p>
              </table:table-cell>
              <table:table-cell office:value-type="float" office:value="0.00214241">
                <text:p>0.002142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6111">
                <text:p>4.46111</text:p>
              </table:table-cell>
              <table:table-cell office:value-type="float" office:value="0.00228367">
                <text:p>0.00228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6949">
                <text:p>4.46949</text:p>
              </table:table-cell>
              <table:table-cell office:value-type="float" office:value="0.00243992">
                <text:p>0.002439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47788">
                <text:p>4.47788</text:p>
              </table:table-cell>
              <table:table-cell office:value-type="float" office:value="0.00260011">
                <text:p>0.002600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48626">
                <text:p>4.48626</text:p>
              </table:table-cell>
              <table:table-cell office:value-type="float" office:value="0.00277">
                <text:p>0.002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9465">
                <text:p>4.49465</text:p>
              </table:table-cell>
              <table:table-cell office:value-type="float" office:value="0.00294973">
                <text:p>0.002949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50303">
                <text:p>4.50303</text:p>
              </table:table-cell>
              <table:table-cell office:value-type="float" office:value="0.00314912">
                <text:p>0.00314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51141">
                <text:p>4.51141</text:p>
              </table:table-cell>
              <table:table-cell office:value-type="float" office:value="0.00335284">
                <text:p>0.003352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5198">
                <text:p>4.5198</text:p>
              </table:table-cell>
              <table:table-cell office:value-type="float" office:value="0.00356889">
                <text:p>0.003568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52818">
                <text:p>4.52818</text:p>
              </table:table-cell>
              <table:table-cell office:value-type="float" office:value="0.00379741">
                <text:p>0.003797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53657">
                <text:p>4.53657</text:p>
              </table:table-cell>
              <table:table-cell office:value-type="float" office:value="0.00404987">
                <text:p>0.00404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54495">
                <text:p>4.54495</text:p>
              </table:table-cell>
              <table:table-cell office:value-type="float" office:value="0.00430718">
                <text:p>0.004307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55333">
                <text:p>4.55333</text:p>
              </table:table-cell>
              <table:table-cell office:value-type="float" office:value="0.00457934">
                <text:p>0.00457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6172">
                <text:p>4.56172</text:p>
              </table:table-cell>
              <table:table-cell office:value-type="float" office:value="0.00487984">
                <text:p>0.004879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5701">
                <text:p>4.5701</text:p>
              </table:table-cell>
              <table:table-cell office:value-type="float" office:value="0.00518613">
                <text:p>0.005186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57848">
                <text:p>4.57848</text:p>
              </table:table-cell>
              <table:table-cell office:value-type="float" office:value="0.00550867">
                <text:p>0.005508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8687">
                <text:p>4.58687</text:p>
              </table:table-cell>
              <table:table-cell office:value-type="float" office:value="0.00585097">
                <text:p>0.005850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59525">
                <text:p>4.59525</text:p>
              </table:table-cell>
              <table:table-cell office:value-type="float" office:value="0.00622671">
                <text:p>0.00622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60364">
                <text:p>4.60364</text:p>
              </table:table-cell>
              <table:table-cell office:value-type="float" office:value="0.00660936">
                <text:p>0.006609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61202">
                <text:p>4.61202</text:p>
              </table:table-cell>
              <table:table-cell office:value-type="float" office:value="0.00701347">
                <text:p>0.007013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204">
                <text:p>4.6204</text:p>
              </table:table-cell>
              <table:table-cell office:value-type="float" office:value="0.00743935">
                <text:p>0.007439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2879">
                <text:p>4.62879</text:p>
              </table:table-cell>
              <table:table-cell office:value-type="float" office:value="0.00790734">
                <text:p>0.007907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63717">
                <text:p>4.63717</text:p>
              </table:table-cell>
              <table:table-cell office:value-type="float" office:value="0.00838157">
                <text:p>0.008381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4556">
                <text:p>4.64556</text:p>
              </table:table-cell>
              <table:table-cell office:value-type="float" office:value="0.00888119">
                <text:p>0.008881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65394">
                <text:p>4.65394</text:p>
              </table:table-cell>
              <table:table-cell office:value-type="float" office:value="0.00940461">
                <text:p>0.00940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66232">
                <text:p>4.66232</text:p>
              </table:table-cell>
              <table:table-cell office:value-type="float" office:value="0.00998121">
                <text:p>0.009981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67071">
                <text:p>4.67071</text:p>
              </table:table-cell>
              <table:table-cell office:value-type="float" office:value="0.0105619">
                <text:p>0.0105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67909">
                <text:p>4.67909</text:p>
              </table:table-cell>
              <table:table-cell office:value-type="float" office:value="0.0111758">
                <text:p>0.0111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8747">
                <text:p>4.68747</text:p>
              </table:table-cell>
              <table:table-cell office:value-type="float" office:value="0.0118445">
                <text:p>0.01184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69586">
                <text:p>4.69586</text:p>
              </table:table-cell>
              <table:table-cell office:value-type="float" office:value="0.012522">
                <text:p>0.0125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70424">
                <text:p>4.70424</text:p>
              </table:table-cell>
              <table:table-cell office:value-type="float" office:value="0.0132306">
                <text:p>0.01323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71263">
                <text:p>4.71263</text:p>
              </table:table-cell>
              <table:table-cell office:value-type="float" office:value="0.0139747">
                <text:p>0.01397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72101">
                <text:p>4.72101</text:p>
              </table:table-cell>
              <table:table-cell office:value-type="float" office:value="0.0147844">
                <text:p>0.0147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72939">
                <text:p>4.72939</text:p>
              </table:table-cell>
              <table:table-cell office:value-type="float" office:value="0.0156004">
                <text:p>0.0156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73778">
                <text:p>4.73778</text:p>
              </table:table-cell>
              <table:table-cell office:value-type="float" office:value="0.0164598">
                <text:p>0.01645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74616">
                <text:p>4.74616</text:p>
              </table:table-cell>
              <table:table-cell office:value-type="float" office:value="0.0173524">
                <text:p>0.0173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75455">
                <text:p>4.75455</text:p>
              </table:table-cell>
              <table:table-cell office:value-type="float" office:value="0.0183222">
                <text:p>0.01832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6293">
                <text:p>4.76293</text:p>
              </table:table-cell>
              <table:table-cell office:value-type="float" office:value="0.0192985">
                <text:p>0.01929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77131">
                <text:p>4.77131</text:p>
              </table:table-cell>
              <table:table-cell office:value-type="float" office:value="0.0203178">
                <text:p>0.02031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797">
                <text:p>4.7797</text:p>
              </table:table-cell>
              <table:table-cell office:value-type="float" office:value="0.0214237">
                <text:p>0.02142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8808">
                <text:p>4.78808</text:p>
              </table:table-cell>
              <table:table-cell office:value-type="float" office:value="0.0225301">
                <text:p>0.02253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9646">
                <text:p>4.79646</text:p>
              </table:table-cell>
              <table:table-cell office:value-type="float" office:value="0.0236854">
                <text:p>0.02368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0485">
                <text:p>4.80485</text:p>
              </table:table-cell>
              <table:table-cell office:value-type="float" office:value="0.0248805">
                <text:p>0.02488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1323">
                <text:p>4.81323</text:p>
              </table:table-cell>
              <table:table-cell office:value-type="float" office:value="0.0261738">
                <text:p>0.0261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2162">
                <text:p>4.82162</text:p>
              </table:table-cell>
              <table:table-cell office:value-type="float" office:value="0.0274628">
                <text:p>0.02746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83">
                <text:p>4.83</text:p>
              </table:table-cell>
              <table:table-cell office:value-type="float" office:value="0.0288064">
                <text:p>0.0288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